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he Arc consists of a background and a foreground arc. The foreground (indicator) can be touch-adjusted.</text:p><text:p text:style-name="Standard">More info (<text:a xlink:type="simple" xlink:href="https://docs.lvgl.io/8.3/widgets/core/arc.html" text:style-name="Internet_20_link" text:visited-style-name="Visited_20_Internet_20_Link">link</text:a>)</text:p>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Number</text:span>
                                                                    </text:h>
                                                                </text:list-item>
                                                            </text:list>
                                                        </text:list-item>
                                                    </text:list>
                                                </text:list-item>
                                            </text:list>
                                            <text:p text:style-name="Standard">The minimum value that can be selected by the <text:span text:style-name="backtick">Value</text:span> property.</text:p>,
                                            <text:list xml:id="list_Arc5" text:continue-numbering="true" text:continue-list="list_Arc4" text:style-name="Outline">
                                                <text:list-item>
                                                    <text:list>
                                                        <text:list-item>
                                                            <text:list>
                                                                <text:list-item>
                                                                    <text:h text:style-name="Heading_20_3" text:outline-level="3">
                                                                        Range max
                                                                        <text:s text:c="4"/>
                                                                        <text:span text:style-name="T2">Number</text:span>
                                                                    </text:h>
                                                                </text:list-item>
                                                            </text:list>
                                                        </text:list-item>
                                                    </text:list>
                                                </text:list-item>
                                            </text:list>
                                            <text:p text:style-name="Standard">The maximum value that can be selected by the <text:span text:style-name="backtick">Value</text:span> property.</text:p>,
                                            <text:list xml:id="list_Arc6" text:continue-numbering="true" text:continue-list="list_Arc5"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value, in the range given by <text:span text:style-name="backtick">Range min</text:span> and <text:span text:style-name="backtick">Range max</text:span>, which sets the size of foreground (indicator) arc relative to the background arc.</text:p>,
                                            <text:list xml:id="list_Arc7" text:continue-numbering="true" text:continue-list="list_Arc6"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Defines whether the <text:span text:style-name="backtick">Value</text:span> will be given as a Literal or as an Expression.</text:p>,
                                            <text:list xml:id="list_Arc8" text:continue-numbering="true" text:continue-list="list_Arc7"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Start angle of the background arc. Zero degrees is at the middle right (3 o'clock) of the object and the degrees are increasing in clockwise direction. The angles should be in the <text:span text:style-name="backtick">[0, 360]</text:span> range.</text:p>,
                                            <text:list xml:id="list_Arc9" text:continue-numbering="true" text:continue-list="list_Arc8"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End angle of the background arc. Zero degrees is at the middle right (3 o'clock) of the object and the degrees are increasing in clockwise direction. The angles should be in the <text:span text:style-name="backtick">[0, 360]</text:span> range.</text:p>,
                                            <text:list xml:id="list_Arc10" text:continue-numbering="true" text:continue-list="list_Arc9"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arc can be one of the following modes:</text:p>
                    <text:list xml:id="list_Arc11" text:style-name="List_20_1">
                        
                        <text:list-item>
                            <text:p text:style-name="List_20_1_20_End">
                                <text:span text:style-name="backtick">NORMAL</text:span> – The indicator arc is drawn from the minimum value to the current.
                            </text:p>
                            
                        </text:list-item>
                        
                    

                        <text:list-item>
                            <text:p text:style-name="List_20_1_20_End">
                                <text:span text:style-name="backtick">REVERSE</text:span> – The indicator arc is drawn counter-clockwise from the maximum value to the current.
                            </text:p>
                            
                        </text:list-item>
                        
                    

                        <text:list-item>
                            <text:p text:style-name="List_20_1_20_End">
                                <text:span text:style-name="backtick">SYMMETRICAL</text:span> – The indicator arc is drawn from the middle point to the current value.
                            </text:p>
                            
                        </text:list-item>
                        
                    
                    </text:list>
                ,
                                            <text:list xml:id="list_Arc12" text:continue-numbering="true" text:continue-list="list_Arc10"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An offset to the 0 degree posi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13" text:continue-numbering="true" text:continue-list="list_Arc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14" text:continue-numbering="true" text:continue-list="list_Arc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rc15" text:continue-numbering="true" text:continue-list="list_Arc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Arc16" text:continue-numbering="true" text:continue-list="list_Arc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rc17" text:continue-numbering="true" text:continue-list="list_Arc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rc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rc19" text:continue-numbering="true" text:continue-list="list_Arc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rc20" text:continue-numbering="true" text:continue-list="list_Arc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rc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rc22" text:continue-numbering="true" text:continue-list="list_Arc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rc23" text:continue-numbering="true" text:continue-list="list_Arc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rc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rc25" text:continue-numbering="true" text:continue-list="list_Arc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rc26" text:continue-numbering="true" text:continue-list="list_Arc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rc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28" text:continue-numbering="true" text:continue-list="list_Arc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29" text:continue-numbering="true" text:continue-list="list_Arc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rc30" text:continue-numbering="true" text:continue-list="list_Arc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rc31" text:continue-numbering="true" text:continue-list="list_Arc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rc32" text:continue-numbering="true" text:continue-list="list_Arc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rc33" text:continue-numbering="true" text:continue-list="list_Arc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rc34" text:continue-numbering="true" text:continue-list="list_Arc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rc35" text:continue-numbering="true" text:continue-list="list_Arc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rc36" text:continue-numbering="true" text:continue-list="list_Arc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rc37" text:continue-numbering="true" text:continue-list="list_Arc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rc38" text:continue-numbering="true" text:continue-list="list_Arc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rc39" text:continue-numbering="true" text:continue-list="list_Arc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rc40" text:continue-numbering="true" text:continue-list="list_Arc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rc41" text:continue-numbering="true" text:continue-list="list_Arc40"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Arc42" text:continue-numbering="true" text:continue-list="list_Arc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rc43" text:continue-numbering="true" text:continue-list="list_Arc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rc44" text:continue-numbering="true" text:continue-list="list_Arc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rc45" text:continue-numbering="true" text:continue-list="list_Arc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rc46" text:continue-numbering="true" text:continue-list="list_Arc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rc47" text:continue-numbering="true" text:continue-list="list_Arc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rc48" text:continue-numbering="true" text:continue-list="list_Arc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rc49" text:continue-numbering="true" text:continue-list="list_Arc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rc50" text:continue-numbering="true" text:continue-list="list_Arc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rc51" text:continue-numbering="true" text:continue-list="list_Arc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52" text:continue-numbering="true" text:continue-list="list_Arc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rc53" text:continue-numbering="true" text:continue-list="list_Arc5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rc54" text:continue-numbering="true" text:continue-list="list_Arc5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rc55" text:continue-numbering="true" text:continue-list="list_Arc5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rc56" text:continue-numbering="true" text:continue-list="list_Arc5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rc57" text:continue-numbering="true" text:continue-list="list_Arc5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58" text:continue-numbering="true" text:continue-list="list_Arc5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rc5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60" text:continue-numbering="true" text:continue-list="list_Arc5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rc61" text:continue-numbering="true" text:continue-list="list_Arc6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rc62" text:continue-numbering="true" text:continue-list="list_Arc6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63" text:style-name="List_20_1">
                        
                        <text:list-item>
                            <text:p text:style-name="List_20_1_20_Start">
                                <text:span text:style-name="T1">LVGL Widgets Demo</text:span>
                            </text:p>
                            
                        </text:list-item>
                        
                    

                        <text:list-item>
                            <text:p text:style-name="List_20_1_20_Start">
                                <text:span text:style-name="T1">Smart Hom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